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5120.comp" table:style-name="ta1">
        <table:shapes>
          <draw:frame draw:z-index="0" draw:style-name="gr1" draw:text-style-name="P1" svg:width="16.023cm" svg:height="9.005cm" svg:x="10.021cm" svg:y="3.479cm">
            <draw:object draw:notify-on-update-of-ranges="'boats5120.comp'.A1:'boats5120.comp'.A9 'boats5120.comp'.B1:'boats5120.comp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2.65991620006985" calcext:value-type="float">
            <text:p>2.659916200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4.4823446795778" calcext:value-type="float">
            <text:p>4.4823446796</text:p>
          </table:table-cell>
          <table:table-cell office:value-type="float" office:value="30363" calcext:value-type="float">
            <text:p>30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4.51289775632065" calcext:value-type="float">
            <text:p>4.5128977563</text:p>
          </table:table-cell>
          <table:table-cell office:value-type="float" office:value="32576" calcext:value-type="float">
            <text:p>32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4.15106325335375" calcext:value-type="float">
            <text:p>4.1510632534</text:p>
          </table:table-cell>
          <table:table-cell office:value-type="float" office:value="14160" calcext:value-type="float">
            <text:p>141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66407759018507" calcext:value-type="float">
            <text:p>3.6640775902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97680833733807" calcext:value-type="float">
            <text:p>2.9768083373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20951501454263" calcext:value-type="float">
            <text:p>2.209515014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11:36.229634940</dc:date>
    <dc:creator>patrick </dc:creator>
    <meta:editing-duration>PT2M54S</meta:editing-duration>
    <meta:editing-cycles>2</meta:editing-cycles>
    <meta:generator>LibreOffice/4.3.3.2$Linux_X86_64 LibreOffice_project/43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plot-area chart:style-name="ch2" table:cell-range-address="'boats5120.comp'.A1:'boats5120.comp'.B9" chart:data-source-has-labels="column" svg:x="1.331cm" svg:y="0.18cm" svg:width="14.373cm" svg:height="7.665cm">
          <chartooo:coordinate-region svg:x="2.058cm" svg:y="0.379cm" svg:width="13.646cm" svg:height="6.819cm"/>
          <chart:axis chart:dimension="x" chart:name="primary-x" chart:style-name="ch3" chartooo:axis-type="auto">
            <chartooo:date-scale/>
            <chart:title svg:x="7.772cm" svg:y="8.025cm" chart:style-name="ch4">
              <text:p>repeating</text:p>
            </chart:title>
            <chart:categories table:cell-range-address="'boats5120.comp'.A1:'boats5120.comp'.A9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boats5120.comp'.B1:'boats5120.comp'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5120.comp'.A1:'boats5120.comp'.A9</svg:desc>
                </draw:g>
              </table:table-cell>
              <table:table-cell office:value-type="float" office:value="2.65991620006985">
                <text:p>2.65991620006985</text:p>
                <draw:g>
                  <svg:desc>'boats5120.comp'.B1:'boats5120.comp'.B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4823446795778">
                <text:p>4.48234467957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1289775632065">
                <text:p>4.512897756320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5106325335375">
                <text:p>4.151063253353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6407759018507">
                <text:p>3.664077590185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7680833733807">
                <text:p>2.976808337338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